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portedPrivilegeSetProperty.SupportedPrivilegeSetProperty( SupportedPrivilege [ ] supportedPrivile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pportedPrivilegeSetProperty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